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3.5cm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objectwithoutfill">
      <style:graphic-properties svg:stroke-width="0.081cm" svg:stroke-color="#000000" draw:marker-start-width="0.321cm" draw:marker-end="Arrow" draw:marker-end-width="0.321cm" draw:fill="solid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fo:min-height="1.65cm"/>
    </style:style>
    <style:style style:name="gr5" style:family="graphic" style:parent-style-name="standard">
      <style:graphic-properties draw:stroke="none" svg:stroke-color="#000000" draw:fill="none" draw:fill-color="#ffffff" fo:min-height="2.134cm"/>
    </style:style>
    <style:style style:name="gr6" style:family="graphic" style:parent-style-name="objectwithoutfill">
      <style:graphic-properties svg:stroke-width="0.1cm" svg:stroke-color="#3faf46" draw:marker-start-width="0.35cm" draw:marker-end="Arrow" draw:marker-end-width="0.35cm" draw:fill="solid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2.221cm"/>
    </style:style>
    <style:style style:name="gr8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  <style:text-properties fo:font-size="14pt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font-size="14pt"/>
    </style:style>
    <style:style style:name="P4" style:family="paragraph">
      <loext:graphic-properties draw:fill="none" draw:fill-color="#ffffff"/>
      <style:text-properties fo:font-size="14pt" fo:font-weight="bold" style:font-weight-asian="bold" style:font-weight-complex="bold"/>
    </style:style>
    <style:style style:name="P5" style:family="paragraph">
      <style:paragraph-properties fo:text-align="center"/>
      <style:text-properties fo:font-size="13pt"/>
    </style:style>
    <style:style style:name="P6" style:family="paragraph">
      <loext:graphic-properties draw:fill="none" draw:fill-color="#ffffff"/>
      <style:text-properties fo:font-size="14pt"/>
    </style:style>
    <style:style style:name="P7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0000"/>
    </style:style>
    <style:style style:name="T4" style:family="text">
      <style:text-properties fo:color="#c9211e" fo:font-size="14pt" fo:font-weight="normal" style:font-weight-asian="normal" style:font-weight-complex="normal"/>
    </style:style>
    <style:style style:name="T5" style:family="text">
      <style:text-properties fo:color="#c9211e"/>
    </style:style>
    <style:style style:name="T6" style:family="text">
      <style:text-properties fo:color="#c9211e" fo:font-size="14pt" fo:font-weight="bold" style:font-weight-asian="bold" style:font-weight-complex="bold"/>
    </style:style>
    <style:style style:name="T7" style:family="text">
      <style:text-properties fo:color="#000000" fo:font-size="1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2cm" svg:x="2.9cm" svg:y="3.3cm">
          <text:p text:style-name="P1">finder(data)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3cm" svg:y1="1.5cm" svg:x2="9.3cm" svg:y2="1.6cm">
          <text:p/>
        </draw:line>
        <draw:line draw:style-name="gr3" draw:text-style-name="P2" draw:layer="layout" svg:x1="2cm" svg:y1="1cm" svg:x2="4.1cm" svg:y2="3.3cm">
          <text:p/>
        </draw:line>
        <draw:frame draw:style-name="gr4" draw:text-style-name="P4" draw:layer="layout" svg:width="14.4cm" svg:height="1.9cm" svg:x="2.2cm" svg:y="0.8cm">
          <draw:text-box>
            <text:p text:style-name="P3"><text:span text:style-name="T1">Call – note data = [0, -247, <text:s/>341, 1001, 741, 22] </text:span></text:p>
          </draw:text-box>
        </draw:frame>
        <draw:custom-shape draw:style-name="gr1" draw:text-style-name="P5" draw:layer="layout" svg:width="4cm" svg:height="2cm" svg:x="4cm" svg:y="7.9cm">
          <text:p text:style-name="P5">finder_rec(<text:span text:style-name="T2">data</text:span>,5)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1cm" svg:y1="5.6cm" svg:x2="5.2cm" svg:y2="7.9cm">
          <text:p/>
        </draw:line>
        <draw:frame draw:style-name="gr4" draw:text-style-name="P6" draw:layer="layout" svg:width="4.1cm" svg:height="1.916cm" svg:x="4.5cm" svg:y="5.384cm">
          <draw:text-box>
            <text:p text:style-name="P3"><text:span text:style-name="T3"/></text:p>
            <text:p text:style-name="P3"><text:span text:style-name="T1">Call</text:span></text:p>
            <text:p text:style-name="P3"><text:span text:style-name="T4">x = 5</text:span></text:p>
          </draw:text-box>
        </draw:frame>
        <draw:line draw:style-name="gr3" draw:text-style-name="P2" draw:layer="layout" svg:x1="4.4cm" svg:y1="10cm" svg:x2="6.5cm" svg:y2="12.3cm">
          <text:p/>
        </draw:line>
        <draw:frame draw:style-name="gr5" draw:text-style-name="P6" draw:layer="layout" svg:width="5.5cm" svg:height="2.384cm" svg:x="5.8cm" svg:y="9.8cm">
          <draw:text-box>
            <text:p text:style-name="P3"><text:span text:style-name="T5">v1 = 22</text:span></text:p>
            <text:p text:style-name="P3"><text:span text:style-name="T1">Call</text:span></text:p>
            <text:p text:style-name="P3"><text:span text:style-name="T6"><text:s/></text:span><text:span text:style-name="T4">x = 4</text:span></text:p>
          </draw:text-box>
        </draw:frame>
        <draw:line draw:style-name="gr3" draw:text-style-name="P2" draw:layer="layout" svg:x1="5.9cm" svg:y1="14.5cm" svg:x2="8cm" svg:y2="16.8cm">
          <text:p/>
        </draw:line>
        <draw:path draw:style-name="gr6" draw:text-style-name="P2" draw:layer="layout" svg:width="5.491cm" svg:height="4.638cm" draw:transform="skewX (-1.46228385286896E-016) rotate (0.581369173839311) translate (8.25220230651472cm 13.8228235428671cm)" svg:viewBox="0 0 5492 4639" svg:d="M0 4639h4188c4188 0-3054-4639-3054-4639">
          <text:p/>
        </draw:path>
        <draw:path draw:style-name="gr6" draw:text-style-name="P2" draw:layer="layout" svg:width="5.491cm" svg:height="4.638cm" draw:transform="rotate (0.581369173839311) translate (7.21420230651472cm 9.22282354286712cm)" svg:viewBox="0 0 5492 4639" svg:d="M0 4639h4188c4188 0-3054-4639-3054-4639">
          <text:p/>
        </draw:path>
        <draw:path draw:style-name="gr6" draw:text-style-name="P2" draw:layer="layout" svg:width="5.491cm" svg:height="4.638cm" draw:transform="rotate (0.581369173839311) translate (5.91420230651472cm 4.42382354286711cm)" svg:viewBox="0 0 5492 4639" svg:d="M0 4639h4188c4188 0-3054-4639-3054-4639">
          <text:p/>
        </draw:path>
        <draw:frame draw:style-name="gr5" draw:text-style-name="P7" draw:layer="layout" svg:width="7.6cm" svg:height="2.384cm" svg:x="15.6cm" svg:y="4.516cm">
          <draw:text-box>
            <text:p><text:span text:style-name="T5">program ends</text:span></text:p>
          </draw:text-box>
        </draw:frame>
        <draw:custom-shape draw:style-name="gr1" draw:text-style-name="P5" draw:layer="layout" svg:width="4cm" svg:height="2cm" svg:x="5.2cm" svg:y="12.4cm">
          <text:p text:style-name="P5">finder_rec(<text:span text:style-name="T2">data</text:span>,4)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5.5cm" svg:height="2.384cm" svg:x="7.4cm" svg:y="14.4cm">
          <draw:text-box>
            <text:p text:style-name="P3"><text:span text:style-name="T5">v1 = 741</text:span></text:p>
            <text:p text:style-name="P3"><text:span text:style-name="T1">Call</text:span></text:p>
            <text:p text:style-name="P3"><text:span text:style-name="T6"><text:s/></text:span><text:span text:style-name="T4">x = 3</text:span></text:p>
          </draw:text-box>
        </draw:frame>
        <draw:custom-shape draw:style-name="gr1" draw:text-style-name="P5" draw:layer="layout" svg:width="4cm" svg:height="2cm" svg:x="6.7cm" svg:y="16.9cm">
          <text:p text:style-name="P5">finder_rec(<text:span text:style-name="T2">data</text:span>,3)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1cm" svg:y1="19.1cm" svg:x2="9.2cm" svg:y2="21.4cm">
          <text:p/>
        </draw:line>
        <draw:frame draw:style-name="gr5" draw:text-style-name="P6" draw:layer="layout" svg:width="5.5cm" svg:height="2.384cm" svg:x="8.5cm" svg:y="18.9cm">
          <draw:text-box>
            <text:p text:style-name="P3"><text:span text:style-name="T5">v1 = 1001</text:span></text:p>
            <text:p text:style-name="P3"><text:span text:style-name="T1">Call</text:span></text:p>
            <text:p text:style-name="P3"><text:span text:style-name="T6"><text:s/></text:span><text:span text:style-name="T4">x = 2</text:span></text:p>
          </draw:text-box>
        </draw:frame>
        <draw:line draw:style-name="gr3" draw:text-style-name="P2" draw:layer="layout" svg:x1="8.6cm" svg:y1="23.6cm" svg:x2="10.7cm" svg:y2="25.9cm">
          <text:p/>
        </draw:line>
        <draw:path draw:style-name="gr6" draw:text-style-name="P2" draw:layer="layout" svg:width="5.491cm" svg:height="4.638cm" draw:transform="rotate (0.581369173839311) translate (10.9522023065147cm 22.9228235428671cm)" svg:viewBox="0 0 5492 4639" svg:d="M0 4639h4188c4188 0-3054-4639-3054-4639">
          <text:p/>
        </draw:path>
        <draw:path draw:style-name="gr6" draw:text-style-name="P2" draw:layer="layout" svg:width="5.491cm" svg:height="4.638cm" draw:transform="skewX (1.46228385286896E-016) rotate (0.581369173839311) translate (9.91420230651472cm 18.3228235428671cm)" svg:viewBox="0 0 5492 4639" svg:d="M0 4639h4188c4188 0-3054-4639-3054-4639">
          <text:p/>
        </draw:path>
        <draw:custom-shape draw:style-name="gr1" draw:text-style-name="P5" draw:layer="layout" svg:width="4cm" svg:height="2cm" svg:x="7.9cm" svg:y="21.5cm">
          <text:p text:style-name="P5">finder_rec(<text:span text:style-name="T2">data</text:span>,2)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5.5cm" svg:height="2.384cm" svg:x="10.1cm" svg:y="23.5cm">
          <draw:text-box>
            <text:p text:style-name="P3"><text:span text:style-name="T5">v1 = 341</text:span></text:p>
            <text:p text:style-name="P3"><text:span text:style-name="T1">Call</text:span></text:p>
            <text:p text:style-name="P3"><text:span text:style-name="T6"><text:s/></text:span><text:span text:style-name="T4">x = 1</text:span></text:p>
          </draw:text-box>
        </draw:frame>
        <draw:custom-shape draw:style-name="gr1" draw:text-style-name="P5" draw:layer="layout" svg:width="4cm" svg:height="2cm" svg:x="9.4cm" svg:y="26cm">
          <text:p text:style-name="P5">finder_rec(<text:span text:style-name="T2">data</text:span>,1)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363cm" svg:y1="28.3cm" svg:x2="12.463cm" svg:y2="30.6cm">
          <text:p/>
        </draw:line>
        <draw:path draw:style-name="gr6" draw:text-style-name="P2" draw:layer="layout" svg:width="5.491cm" svg:height="4.638cm" draw:transform="rotate (0.581369173839311) translate (12.7152023065147cm 27.6228235428671cm)" svg:viewBox="0 0 5492 4639" svg:d="M0 4639h4188c4188 0-3054-4639-3054-4639">
          <text:p/>
        </draw:path>
        <draw:frame draw:style-name="gr5" draw:text-style-name="P6" draw:layer="layout" svg:width="5.5cm" svg:height="2.384cm" svg:x="11.863cm" svg:y="28.2cm">
          <draw:text-box>
            <text:p text:style-name="P3"><text:span text:style-name="T5">v1 = -247</text:span></text:p>
            <text:p text:style-name="P3"><text:span text:style-name="T1">Call</text:span></text:p>
            <text:p text:style-name="P3"><text:span text:style-name="T6"><text:s/></text:span><text:span text:style-name="T4">x = 0</text:span></text:p>
          </draw:text-box>
        </draw:frame>
        <draw:custom-shape draw:style-name="gr1" draw:text-style-name="P5" draw:layer="layout" svg:width="4cm" svg:height="2cm" svg:x="11.163cm" svg:y="30.7cm">
          <text:p text:style-name="P5">finder_rec(<text:span text:style-name="T2">data</text:span>,0)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3.7cm" svg:height="2.471cm" svg:x="20.1cm" svg:y="27.4cm">
          <draw:text-box>
            <text:p text:style-name="P3"><text:span text:style-name="T7">Return ‘0’</text:span></text:p>
            <text:p text:style-name="P3"><text:span text:style-name="T6">x</text:span><text:span text:style-name="T4"> = 1</text:span></text:p>
            <text:p text:style-name="P3"><text:span text:style-name="T4">v1 = -247</text:span></text:p>
            <text:p text:style-name="P3"><text:span text:style-name="T4">v2 = 0</text:span></text:p>
          </draw:text-box>
        </draw:frame>
        <draw:frame draw:style-name="gr7" draw:text-style-name="P6" draw:layer="layout" svg:width="3.7cm" svg:height="2.471cm" svg:x="18.2cm" svg:y="21.929cm">
          <draw:text-box>
            <text:p text:style-name="P3"><text:span text:style-name="T7">Return ‘0’</text:span></text:p>
            <text:p text:style-name="P3"><text:span text:style-name="T6">x</text:span><text:span text:style-name="T4"> = 2</text:span></text:p>
            <text:p text:style-name="P3"><text:span text:style-name="T4">v1 = 341</text:span></text:p>
            <text:p text:style-name="P3"><text:span text:style-name="T4">v2 = 0</text:span></text:p>
          </draw:text-box>
        </draw:frame>
        <draw:frame draw:style-name="gr7" draw:text-style-name="P6" draw:layer="layout" svg:width="3.7cm" svg:height="2.471cm" svg:x="17.4cm" svg:y="17.5cm">
          <draw:text-box>
            <text:p text:style-name="P3"><text:span text:style-name="T7">Return ‘341’</text:span></text:p>
            <text:p text:style-name="P3"><text:span text:style-name="T6">x</text:span><text:span text:style-name="T4"> = 3</text:span></text:p>
            <text:p text:style-name="P3"><text:span text:style-name="T4">v1 = 1001</text:span></text:p>
            <text:p text:style-name="P3"><text:span text:style-name="T4">v2 = 341</text:span></text:p>
          </draw:text-box>
        </draw:frame>
        <draw:frame draw:style-name="gr7" draw:text-style-name="P6" draw:layer="layout" svg:width="3.7cm" svg:height="2.471cm" svg:x="15.8cm" svg:y="12.529cm">
          <draw:text-box>
            <text:p text:style-name="P3"><text:span text:style-name="T7">Return ‘1001’</text:span></text:p>
            <text:p text:style-name="P3"><text:span text:style-name="T6">x</text:span><text:span text:style-name="T4"> = 4</text:span></text:p>
            <text:p text:style-name="P3"><text:span text:style-name="T4">v1 = 741</text:span></text:p>
            <text:p text:style-name="P3"><text:span text:style-name="T4">v2 = 1001</text:span></text:p>
          </draw:text-box>
        </draw:frame>
        <draw:frame draw:style-name="gr7" draw:text-style-name="P6" draw:layer="layout" svg:width="3.7cm" svg:height="2.471cm" svg:x="14.9cm" svg:y="8.1cm">
          <draw:text-box>
            <text:p text:style-name="P3"><text:span text:style-name="T7">Return ‘1001’</text:span></text:p>
            <text:p text:style-name="P3"><text:span text:style-name="T6">x</text:span><text:span text:style-name="T4"> = 5</text:span></text:p>
            <text:p text:style-name="P3"><text:span text:style-name="T4">v1 = 22</text:span></text:p>
            <text:p text:style-name="P3"><text:span text:style-name="T4">v2 = 1001</text:span></text:p>
          </draw:text-box>
        </draw:frame>
        <draw:frame draw:style-name="gr8" draw:text-style-name="P6" draw:layer="layout" svg:width="3.7cm" svg:height="1.361cm" svg:x="13.2cm" svg:y="3.8cm">
          <draw:text-box>
            <text:p text:style-name="P3"><text:span text:style-name="T7">Return ‘1001’</text:span></text:p>
            <text:p text:style-name="P3"><text:span text:style-name="T4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5T18:09:14.912168395</meta:creation-date>
    <dc:date>2019-03-03T16:47:49.463346463</dc:date>
    <meta:editing-duration>PT49M5S</meta:editing-duration>
    <meta:editing-cycles>4</meta:editing-cycles>
    <meta:generator>LibreOffice/6.2.0.3$MacOSX_X86_64 LibreOffice_project/98c6a8a1c6c7b144ce3cc729e34964b47ce25d62</meta:generator>
    <meta:document-statistic meta:object-count="35"/>
  </office:meta>
</office:document-meta>
</file>